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rsid="003a99ef" officeooo:paragraph-rsid="003a99ef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053f34" officeooo:paragraph-rsid="00053f34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053f34" officeooo:paragraph-rsid="003efe1c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d07a3" officeooo:paragraph-rsid="002d07a3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d07a3" officeooo:paragraph-rsid="003f93ea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0a3916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155b03" officeooo:paragraph-rsid="00155b03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155b03" officeooo:paragraph-rsid="00374e16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155b03" officeooo:paragraph-rsid="002076de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155b03" officeooo:paragraph-rsid="003f93ea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076de" officeooo:paragraph-rsid="0021b1ae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957ae" officeooo:paragraph-rsid="002957ae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weight="bold" officeooo:rsid="003a99ef" officeooo:paragraph-rsid="003a99ef" style:font-weight-asian="bold" style:font-weight-complex="bold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weight="bold" officeooo:rsid="002d07a3" officeooo:paragraph-rsid="002d07a3" style:font-weight-asian="bold" style:font-weight-complex="bold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weight="bold" officeooo:rsid="00053f34" officeooo:paragraph-rsid="003efe1c" style:font-weight-asian="bold" style:font-weight-complex="bold"/>
    </style:style>
    <style:style style:name="T1" style:family="text">
      <style:text-properties officeooo:rsid="000b111e"/>
    </style:style>
    <style:style style:name="T2" style:family="text">
      <style:text-properties officeooo:rsid="000e0794"/>
    </style:style>
    <style:style style:name="T3" style:family="text">
      <style:text-properties officeooo:rsid="000f43b0"/>
    </style:style>
    <style:style style:name="T4" style:family="text">
      <style:text-properties officeooo:rsid="0011fb14"/>
    </style:style>
    <style:style style:name="T5" style:family="text">
      <style:text-properties officeooo:rsid="0013aefb"/>
    </style:style>
    <style:style style:name="T6" style:family="text">
      <style:text-properties officeooo:rsid="001666ae"/>
    </style:style>
    <style:style style:name="T7" style:family="text">
      <style:text-properties officeooo:rsid="00191684"/>
    </style:style>
    <style:style style:name="T8" style:family="text">
      <style:text-properties officeooo:rsid="001af982"/>
    </style:style>
    <style:style style:name="T9" style:family="text">
      <style:text-properties officeooo:rsid="001caaa4"/>
    </style:style>
    <style:style style:name="T10" style:family="text">
      <style:text-properties officeooo:rsid="001f72f2"/>
    </style:style>
    <style:style style:name="T11" style:family="text">
      <style:text-properties officeooo:rsid="0021c51a"/>
    </style:style>
    <style:style style:name="T12" style:family="text">
      <style:text-properties officeooo:rsid="002349d4"/>
    </style:style>
    <style:style style:name="T13" style:family="text">
      <style:text-properties officeooo:rsid="00257500"/>
    </style:style>
    <style:style style:name="T14" style:family="text">
      <style:text-properties officeooo:rsid="002cc2a9"/>
    </style:style>
    <style:style style:name="T15" style:family="text">
      <style:text-properties officeooo:rsid="002dbaf6"/>
    </style:style>
    <style:style style:name="T16" style:family="text">
      <style:text-properties officeooo:rsid="0034a9bc"/>
    </style:style>
    <style:style style:name="T17" style:family="text">
      <style:text-properties officeooo:rsid="00362dcc"/>
    </style:style>
    <style:style style:name="T18" style:family="text">
      <style:text-properties officeooo:rsid="00374e16"/>
    </style:style>
    <style:style style:name="T19" style:family="text">
      <style:text-properties officeooo:rsid="0038c74e"/>
    </style:style>
    <style:style style:name="T20" style:family="text">
      <style:text-properties officeooo:rsid="003c6c30"/>
    </style:style>
    <style:style style:name="T21" style:family="text">
      <style:text-properties officeooo:rsid="003f93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UNIVERSIDADE FEDERAL DE JUIZ DE FORA</text:p>
      <text:p text:style-name="P1">DEPARTAMENTO DE CIÊNCIA DA COMPUTAÇÃO</text:p>
      <text:p text:style-name="P1"/>
      <text:p text:style-name="P1"/>
      <text:p text:style-name="P1"/>
      <text:p text:style-name="P1">LEONARDO OLIVEIRA</text:p>
      <text:p text:style-name="P1">RODRIGO SILVA</text:p>
      <text:p text:style-name="P1">RODRIGO OLIVEIRA</text:p>
      <text:p text:style-name="P1">RAÍH SILVA</text:p>
      <text:p text:style-name="P1"/>
      <text:p text:style-name="P1"/>
      <text:p text:style-name="P1"/>
      <text:p text:style-name="P1"/>
      <text:p text:style-name="P1"/>
      <text:p text:style-name="P1"/>
      <text:p text:style-name="P13">TRABALHO DE ESTRUTURA DE DADOS II</text:p>
      <text:p text:style-name="P1">“GASTOS DOS DEPUTADOS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UIZ DE FORA</text:p>
      <text:p text:style-name="P1">2018</text:p>
      <text:p text:style-name="P15"><text:soft-page-break/><text:span text:style-name="T1"><text:tab/>Objetivo</text:span></text:p>
      <text:p text:style-name="P15"><text:tab/></text:p>
      <text:p text:style-name="P3"><text:span text:style-name="T1"><text:tab/><text:tab/>O vigente trabalho tem por finalidade o escopo da a</text:span>nálise dos dados obtidos <text:span text:style-name="T20">durante </text:span>a execução <text:span text:style-name="T20">dos algoritmos de ordenação propostos e comparar empiricamente seus respectivos desempenhos relacionando-os entre si.</text:span></text:p>
      <text:p text:style-name="P2"/>
      <text:p text:style-name="P14"><text:tab/>Primeira parte</text:p>
      <text:p text:style-name="P2"/>
      <text:p text:style-name="P2"><text:tab/>Cenário 1</text:p>
      <text:p text:style-name="P2"/>
      <text:p text:style-name="P6"><text:span text:style-name="T1"><text:tab/><text:tab/>Nesta etapa do presente trabalho está sendo avaliado o desempenho do método de ordenação Quicksort Recursivo considerando que os elementos a serem ordenados são inteiros armazenados em um vetor de tamanho N e que os elementos a serem ordenados são registros armazenados em um vetor de tamanho N. Para cada tipo de dado, implementamos o Quicksort Recursivo que recebe como entrada o conjunto de elementos a serem ordenados. Foram contabilizados: o número de comparações de chaves, o número de cópias de registros e o tempo total gasto na ordenação. Foram implementados métodos para importar os conjuntos de elementos aleatórios e estes foram chamados uma vez para cada um dos N elementos a serem ordenados.</text:span></text:p>
      <text:p text:style-name="P6"><text:tab/><text:tab/>O Quicksort <text:span text:style-name="T16">foi </text:span>aplicado <text:span text:style-name="T16">à</text:span> entradas escolhidas aleatoriamente com diferentes tamanhos. Para cada valor de N, <text:span text:style-name="T16">foram </text:span>gera<text:span text:style-name="T16">dos</text:span> 5 conjuntos de elementos diferentes, utilizando sementes diferentes para o gerador de números aleatórios. <text:span text:style-name="T2">Na interface foram inseridos </text:span>um número aleatório entre 1 e o <text:span text:style-name="T2">total de </text:span>linhas do arquivo. <text:span text:style-name="T16">Após, foi</text:span> importa<text:span text:style-name="T16">do</text:span> <text:span text:style-name="T16">cada </text:span>dado correspondente ao número da linha gerado. Os algoritmos serão a<text:span text:style-name="T3">nalisados</text:span> comparando os valores médios d<text:span text:style-name="T3">e</text:span> 5 execuções para cada valor de N testado. Para cada valor de N lido, <text:span text:style-name="T16">foi g</text:span>er<text:span text:style-name="T16">ado</text:span> cada um dos conjuntos de elementos, <text:span text:style-name="T16">foi </text:span>ordena<text:span text:style-name="T16">do</text:span>, contabiliza<text:span text:style-name="T16">do</text:span> estatísticas de desempenho <text:span text:style-name="T4">e a</text:span>rmazena<text:span text:style-name="T16">do</text:span> estatísticas de desempenho em arquivo de saída <text:span text:style-name="T5">(relatório).</text:span></text:p>
      <text:p text:style-name="P6"/>
      <text:p text:style-name="P6"/>
      <text:p text:style-name="P7"><text:tab/>Gráficos e <text:span text:style-name="T21">Tabelas</text:span></text:p>
      <text:p text:style-name="P7"/>
      <text:p text:style-name="P7"><text:tab/>Cenário 2</text:p>
      <text:p text:style-name="P7"/>
      <text:p text:style-name="P7"><text:soft-page-break/><text:tab/><text:tab/>Neste cenário, <text:span text:style-name="T9">foi comparado </text:span>o desempenho de diferentes variações do Quick<text:span text:style-name="T17">s</text:span>ort para ordenar um conjunto de N inteiros armazenados em um vetor. Cada elemento do vetor <text:span text:style-name="T6">contém um identificador chamado deputy_id</text:span>, importado aleatoriamente d<text:span text:style-name="T6">o arquivo</text:span>. As variações do Quicksort a serem implementadas e avaliadas são Quicksort Recursivo, Quicksort Mediana<text:span text:style-name="T6"> e </text:span>Quicksort Inser<text:span text:style-name="T7">ção. Foram r</text:span>ealiz<text:span text:style-name="T7">ados</text:span> experimentos com as três variações considerando vetores aleatoriamente gerados com tamanho<text:span text:style-name="T17">s</text:span> N, <text:span text:style-name="T17">com N sendo igual a </text:span>1000, 5000, 10000, 50000, 100000 e 500000. Para cada valor de N, <text:span text:style-name="T17">foram </text:span>realiz<text:span text:style-name="T7">ados testes </text:span>com 5 sementes diferentes e avali<text:span text:style-name="T7">ados</text:span> os valores médios do tempo de execução, do número de comparações de chaves e do número de cópias de registros.</text:p>
      <text:p text:style-name="P7"/>
      <text:p text:style-name="P7"><text:tab/>Cenário 3</text:p>
      <text:p text:style-name="P7"/>
      <text:p text:style-name="P8"><text:tab/><text:tab/>Neste cenário, <text:span text:style-name="T9">foram comparados</text:span> a<text:span text:style-name="T9">s</text:span> melhor<text:span text:style-name="T9">es</text:span> variaç<text:span text:style-name="T9">ões</text:span> do Quicksort com o Insertion<text:span text:style-name="T18">s</text:span>ort, o Mergesort, o Heapsort <text:span text:style-name="T8">e o Shellsort, este último escolhido pelo grupo,</text:span> <text:s/>para ordenar um conjunto de N inteiros. Cada elemento do vetor <text:span text:style-name="T10">possui um identificador chamado</text:span> <text:span text:style-name="T8">deputy_id, considerando que os dados foram </text:span>importados aleatoriamente. </text:p>
      <text:p text:style-name="P11"><text:span text:style-name="T13"><text:tab/><text:tab/>O algoritmo escolhido, o Shellsort, foi criado em 1959 por Donald Shell. Considerando </text:span>os algoritmos de complexidade quadrática, <text:span text:style-name="T18">esse </text:span>é o mais eficiente deles. <text:span text:style-name="T18">O Shellsort </text:span>é uma <text:span text:style-name="T11">derivação</text:span> do Insertionsort. <text:span text:style-name="T18">Esse</text:span> algoritmo <text:span text:style-name="T11">é diferente</text:span> do <text:span text:style-name="T11">Insertionsort</text:span> <text:span text:style-name="T11">pois ao invés dele levar em consideração o vetor</text:span> a ser ordenado como <text:span text:style-name="T11">sendo</text:span> <text:span text:style-name="T18">um </text:span>único <text:span text:style-name="T18">de grande extensão</text:span>, <text:span text:style-name="T18">este </text:span>consider<text:span text:style-name="T18">a</text:span> vári<text:span text:style-name="T11">a</text:span>s <text:span text:style-name="T11">frações</text:span> <text:span text:style-name="T18">da entrada onde é </text:span>aplicado o <text:span text:style-name="T12">Insertionsort</text:span>. </text:p>
      <text:p text:style-name="P11"/>
      <text:p text:style-name="P10"><text:tab/>Gráficos e <text:span text:style-name="T21">Tabelas</text:span></text:p>
      <text:p text:style-name="P12"/>
      <text:p text:style-name="P12"><text:tab/>Cenário 4</text:p>
      <text:p text:style-name="P12"/>
      <text:p text:style-name="P12"><text:tab/><text:tab/>Neste cenário, foi comparado o desempenho dos algoritmos para tratamento de</text:p>
      <text:p text:style-name="P12">colisão considerando dois parâmetros de desempenho: número de comparações de chaves e</text:p>
      <text:p text:style-name="P12">o gasto de memória. Os algoritmos de tratamento de colisão usados são os de <text:span text:style-name="T19">E</text:span>ndereçamento (Sondagem Linear, Sondagem Quadrática, Duplo Hash), <text:span text:style-name="T19">de E</text:span>ncadeamento Separado e <text:span text:style-name="T19">de E</text:span>ncadeamento Coalescido (sem porão). <text:span text:style-name="T14">Foram r</text:span>ealiz<text:span text:style-name="T14">ados</text:span> experimentos com os cinco algoritmos considerando vetores gerados <text:span text:style-name="T14">aleatoriamente</text:span> com tamanho N, <text:span text:style-name="T19">com N variando em </text:span>1000, 5000, 10000, 50000, 100000 e 500000. Cada elemento do vetor <text:span text:style-name="T14">tem o ID de cada deputado</text:span>, importados <text:soft-page-break/>aleatoriamente. Para cada valor de N, <text:span text:style-name="T14">foram </text:span>realiz<text:span text:style-name="T14">ados</text:span> experimentos com 5 sementes e avali<text:span text:style-name="T14">ados</text:span> os valores médios do número de comparações de chaves e do gasto de memória.</text:p>
      <text:p text:style-name="P12"/>
      <text:p text:style-name="P10"><text:tab/>Gráficos e <text:span text:style-name="T21">Tabelas</text:span></text:p>
      <text:p text:style-name="P4"/>
      <text:p text:style-name="P4"/>
      <text:p text:style-name="P4"/>
      <text:p text:style-name="P5"><text:tab/><text:span text:style-name="T21">S</text:span>egunda parte</text:p>
      <text:p text:style-name="P5"/>
      <text:p text:style-name="P4"><text:tab/>Implementação dos deputados que mais gastam</text:p>
      <text:p text:style-name="P4"/>
      <text:p text:style-name="P4"><text:tab/><text:tab/>O algoritmo lê os gastos de todos os deputados e soma todo o gasto individualmente e por partido. Foi utilizada a tabela de hash para armazenar os gastos e para pesquisar e inserir as tags dos gastos dos deputados e partidos. Foi implementado uma função hash que suporte chaves que são códigos ASCII. <text:span text:style-name="T15">O </text:span>programa imprim<text:span text:style-name="T15">e</text:span> os N primeiros deputados que mais gastaram, os N deputados que menos gastaram, os N primeiros partidos que mais gastaram e os que menos gastaram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2:12:16.346863593</meta:creation-date>
    <dc:date>2018-10-07T19:09:35.585155258</dc:date>
    <meta:editing-duration>PT6H4M39S</meta:editing-duration>
    <meta:editing-cycles>50</meta:editing-cycles>
    <meta:generator>LibreOffice/6.1.1.2$Linux_X86_64 LibreOffice_project/10$Build-2</meta:generator>
    <meta:document-statistic meta:table-count="0" meta:image-count="0" meta:object-count="0" meta:page-count="4" meta:paragraph-count="32" meta:word-count="734" meta:character-count="4742" meta:non-whitespace-character-count="4008"/>
  </office:meta>
</office:document-meta>
</file>